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text:soft-page-break/>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herkenn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text:span text:style-name="T1"/>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herkenn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text:span text:style-name="T1"/>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herkenn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pan text:style-name="T4"/>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 voor leren, op het werk, en voor deelname aan de samenleving. Het omvat informatie- en Data-vaardigheden, communicatie en samenwerking, mediawijsheid, creatie van digitale content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Source: JRC own elaboration.</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 In DigComp 3.0 wordt AI gepresenteerd als één digitale technologie te midden van een reeks digitale technologie,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line-break/>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text:p>
            </table:table-cell>
            <table:table-cell table:style-name="Tabel7.A1" table:number-rows-spanned="2" office:value-type="string">
              <text:p text:style-name="P24"/>
              <text:p text:style-name="P24"/>
              <text:p text:style-name="P24">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vorderd niveau beoordelen en passen personen zelfstandig oplossingen toe op een verscheidenheid aan complexe taken en passen ze zich aan diverse contexten aan om taken adequaat te evalueren en uit te voeren, waarbij ze anderen passend begeleiden, indien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herkenn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content</text:p>
            </table:table-cell>
            <table:table-cell table:style-name="Tabel8.A1" office:value-type="string">
              <text:p text:style-name="P24">Gemiddeld</text:p>
            </table:table-cell>
            <table:table-cell table:style-name="Tabel8.A1" office:value-type="string">
              <text:p text:style-name="P24">Passende digitale zoekmachines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 mogelijk maakt.</text:p>
            </table:table-cell>
            <table:table-cell table:style-name="Tabel8.A1" office:value-type="string">
              <text:p text:style-name="P24">3.2 Integreren en herformuleren van digitale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herkenn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tools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herkenn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text:span text:style-name="T38"/>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herkenn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text:span><text:span text:style-name="T122">selen, Toegang en Digitaal Begrip) – diende als leidraad voor de behandeling van basis digitale vaardigheden in DigComp 3.0.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text:span><text:span text:style-name="T121">(2022)</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text:span><text:span text:style-name="T122">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oordelen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herkenn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text:span text:style-name="T20"/>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